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2" office:value-type="string" calcext:value-type="string">
            <text:p>HT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choose_protocol_scheme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upload_problem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upload_specific_protocol_templates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upload_execution_and_conversion_data_set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3" office:value-type="string" calcext:value-type="string">
            <text:p>upload_protocol_common_part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specifi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upload_incustom.htm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upload_inout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upload_randcustom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upload_limited_work_space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1" office:value-type="string" calcext:value-type="string">
            <text:p>subpart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5" office:value-type="string" calcext:value-type="string">
            <text:p>upload_inoutfiles_template.html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5" office:value-type="string" calcext:value-type="string">
            <text:p>upload_randin_custchecker_template.html </text:p>
          </table:table-cell>
          <table:table-cell table:number-columns-repeated="2"/>
        </table:table-row>
        <table:table-row table:style-name="ro1" table:number-rows-repeated="104837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77:Sheet1.C1048576 Sheet1.C168:Sheet1.C171 Sheet1.C173:Sheet1.C174 Sheet1.C108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57:46.975324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3T00:04:38.037984245</dc:date>
    <meta:editing-duration>P2DT23H50M32S</meta:editing-duration>
    <meta:editing-cycles>237</meta:editing-cycles>
    <meta:generator>LibreOffice/7.3.1.3$Linux_X86_64 LibreOffice_project/30$Build-3</meta:generator>
    <meta:document-statistic meta:table-count="1" meta:cell-count="777" meta:object-count="0"/>
  </office:meta>
</office:document-meta>
</file>